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5cm"/>
    </style:style>
    <style:style style:name="gr4" style:family="graphic" style:parent-style-name="standard">
      <style:graphic-properties draw:stroke="none" svg:stroke-color="#000000" draw:fill="none" draw:fill-color="#ffffff" fo:min-height="0.821cm"/>
    </style:style>
    <style:style style:name="gr5" style:family="graphic" style:parent-style-name="standard">
      <style:graphic-properties draw:stroke="none" svg:stroke-color="#000000" draw:fill="none" draw:fill-color="#ffffff" fo:min-height="3.45cm"/>
    </style:style>
    <style:style style:name="gr6" style:family="graphic" style:parent-style-name="standard">
      <style:graphic-properties draw:stroke="none" svg:stroke-color="#000000" draw:fill="none" draw:fill-color="#ffffff" fo:min-height="7.65cm"/>
    </style:style>
    <style:style style:name="gr7" style:family="graphic" style:parent-style-name="standard">
      <style:graphic-properties draw:stroke="none" svg:stroke-color="#000000" draw:fill="none" draw:fill-color="#ffffff" fo:min-height="1.25cm"/>
    </style:style>
    <style:style style:name="gr8" style:family="graphic" style:parent-style-name="standard">
      <style:graphic-properties draw:stroke="none" svg:stroke-color="#000000" draw:fill="none" draw:fill-color="#ffffff" fo:min-height="0.25cm"/>
    </style:style>
    <style:style style:name="gr9" style:family="graphic" style:parent-style-name="standard">
      <style:graphic-properties draw:stroke="none" svg:stroke-color="#000000" draw:fill="none" draw:fill-color="#ffffff" fo:min-height="7.827cm"/>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text-align="start"/>
    </style:style>
    <style:style style:name="P4" style:family="paragraph">
      <style:text-properties fo:font-size="8pt" style:font-size-asian="8pt" style:font-size-complex="8pt"/>
    </style:style>
    <style:style style:name="P5" style:family="paragraph">
      <style:text-properties fo:font-size="8pt"/>
    </style:style>
    <style:style style:name="P6" style:family="paragraph">
      <style:paragraph-properties fo:text-align="center"/>
      <style:text-properties fo:font-size="8pt"/>
    </style:style>
    <style:style style:name="P7" style:family="paragraph">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18cm" svg:height="2.5cm" svg:x="1.5cm" svg:y="1.5cm">
          <text:p text:style-name="P1"><text:span text:style-name="T1">HEADER</text:span></text:p>
          <text:p text:style-name="P1"><text:span text:style-name="T1">Will contain logo and calls to action for </text:span><text:span text:style-name="T2">Contact us</text:span><text:span text:style-name="T1"> and </text:span><text:span text:style-name="T2">company phone number</text:span></text:p>
        </draw:rect>
        <draw:rect draw:style-name="gr1" draw:text-style-name="P2" draw:layer="layout" svg:width="18cm" svg:height="1cm" svg:x="1.5cm" svg:y="4.5cm">
          <text:p text:style-name="P1"><text:span text:style-name="T1">MAIN SITE NAVIGATION</text:span></text:p>
        </draw:rect>
        <draw:g>
          <draw:rect draw:style-name="gr1" draw:text-style-name="P2" draw:layer="layout" svg:width="6cm" svg:height="0.5cm" svg:x="2cm" svg:y="6.5cm">
            <text:p text:style-name="P1"><text:span text:style-name="T1">Search</text:span></text:p>
          </draw:rect>
          <draw:g>
            <draw:rect draw:style-name="gr1" draw:text-style-name="P2" draw:layer="layout" svg:width="3cm" svg:height="0.5cm" svg:x="8.5cm" svg:y="6.5cm">
              <text:p text:style-name="P1"><text:span text:style-name="T1">----</text:span></text:p>
            </draw:rect>
            <draw:rect draw:style-name="gr1" draw:text-style-name="P2" draw:layer="layout" svg:width="0.5cm" svg:height="0.5cm" svg:x="11cm" svg:y="6.5cm">
              <text:p text:style-name="P1"><text:span text:style-name="T1">v</text:span></text:p>
            </draw:rect>
          </draw:g>
          <draw:rect draw:style-name="gr1" draw:text-style-name="P2" draw:layer="layout" svg:width="1cm" svg:height="0.5cm" svg:x="12cm" svg:y="6.5cm">
            <text:p text:style-name="P1"><text:span text:style-name="T1">Go</text:span></text:p>
          </draw:rect>
          <draw:rect draw:style-name="gr2" draw:text-style-name="P2" draw:layer="layout" svg:width="18cm" svg:height="1.5cm" svg:x="1.5cm" svg:y="6cm">
            <text:p/>
          </draw:rect>
        </draw:g>
        <draw:rect draw:style-name="gr2" draw:text-style-name="P1" draw:layer="layout" svg:width="10cm" svg:height="11.5cm" svg:x="6cm" svg:y="12cm">
          <text:p/>
        </draw:rect>
        <draw:g>
          <draw:rect draw:style-name="gr1" draw:text-style-name="P2" draw:layer="layout" svg:width="3cm" svg:height="0.5cm" svg:x="16.5cm" svg:y="8cm">
            <text:p text:style-name="P1"><text:span text:style-name="T1">Featured Products</text:span></text:p>
          </draw:rect>
          <draw:rect draw:style-name="gr1" draw:text-style-name="P3" draw:layer="layout" svg:width="3cm" svg:height="1.5cm" svg:x="16.5cm" svg:y="8.5cm">
            <text:p text:style-name="P3"><text:span text:style-name="T1">Product</text:span> 1</text:p>
          </draw:rect>
          <draw:rect draw:style-name="gr1" draw:text-style-name="P3" draw:layer="layout" svg:width="3cm" svg:height="1.5cm" svg:x="16.5cm" svg:y="10cm">
            <text:p text:style-name="P3"><text:span text:style-name="T1">Product</text:span> 2</text:p>
          </draw:rect>
          <draw:rect draw:style-name="gr1" draw:text-style-name="P3" draw:layer="layout" svg:width="3cm" svg:height="1.5cm" svg:x="16.5cm" svg:y="11.5cm">
            <text:p text:style-name="P3"><text:span text:style-name="T1">Product</text:span> 3</text:p>
          </draw:rect>
        </draw:g>
        <draw:g>
          <draw:rect draw:style-name="gr2" draw:text-style-name="P1" draw:layer="layout" svg:width="4cm" svg:height="6cm" svg:x="1.5cm" svg:y="8cm">
            <text:p/>
          </draw:rect>
          <draw:g>
            <draw:rect draw:style-name="gr1" draw:text-style-name="P1" draw:layer="layout" svg:width="3cm" svg:height="0.5cm" svg:x="2cm" svg:y="9cm">
              <text:p text:style-name="P1">----</text:p>
            </draw:rect>
            <draw:rect draw:style-name="gr1" draw:text-style-name="P1" draw:layer="layout" svg:width="0.5cm" svg:height="0.5cm" svg:x="4.5cm" svg:y="9cm">
              <text:p text:style-name="P1">v</text:p>
            </draw:rect>
          </draw:g>
          <draw:g>
            <draw:rect draw:style-name="gr1" draw:text-style-name="P1" draw:layer="layout" svg:width="3cm" svg:height="0.5cm" svg:x="2cm" svg:y="8.5cm">
              <text:p text:style-name="P1"><text:span text:style-name="T1">Brand</text:span></text:p>
            </draw:rect>
          </draw:g>
          <draw:g>
            <draw:rect draw:style-name="gr1" draw:text-style-name="P1" draw:layer="layout" svg:width="3cm" svg:height="0.5cm" svg:x="2cm" svg:y="10cm">
              <text:p text:style-name="P1"><text:span text:style-name="T1">Categories</text:span></text:p>
            </draw:rect>
          </draw:g>
          <draw:rect draw:style-name="gr2" draw:text-style-name="P3" draw:layer="layout" svg:width="3cm" svg:height="3cm" svg:x="2cm" svg:y="10.5cm">
            <text:p/>
          </draw:rect>
        </draw:g>
        <draw:rect draw:style-name="gr1" draw:text-style-name="P2" draw:layer="layout" svg:width="18cm" svg:height="1cm" svg:x="1.5cm" svg:y="27.2cm">
          <text:p text:style-name="P1"><text:span text:style-name="T1">Footer navigation | copyright info</text:span></text:p>
        </draw:rect>
        <draw:rect draw:style-name="gr1" draw:text-style-name="P1" draw:layer="layout" svg:width="10cm" svg:height="3.5cm" svg:x="6cm" svg:y="8cm">
          <text:p text:style-name="P1">Product slider</text:p>
        </draw:rect>
      </draw:page>
      <draw:page draw:name="page2" draw:style-name="dp1" draw:master-page-name="Default">
        <draw:rect draw:style-name="gr1" draw:text-style-name="P2" draw:layer="layout" svg:width="18cm" svg:height="2.5cm" svg:x="1.5cm" svg:y="1.5cm">
          <text:p text:style-name="P1"><text:span text:style-name="T1">HEADER</text:span></text:p>
          <text:p text:style-name="P1"><text:span text:style-name="T1">Will contain logo and calls to action for </text:span><text:span text:style-name="T2">Contact us</text:span><text:span text:style-name="T1"> and </text:span><text:span text:style-name="T2">company phone number</text:span></text:p>
        </draw:rect>
        <draw:rect draw:style-name="gr1" draw:text-style-name="P2" draw:layer="layout" svg:width="18cm" svg:height="1cm" svg:x="1.5cm" svg:y="4.5cm">
          <text:p text:style-name="P1"><text:span text:style-name="T1">MAIN SITE NAVIGATION</text:span></text:p>
        </draw:rect>
        <draw:g>
          <draw:rect draw:style-name="gr1" draw:text-style-name="P2" draw:layer="layout" svg:width="6cm" svg:height="0.5cm" svg:x="2cm" svg:y="6.5cm">
            <text:p text:style-name="P1"><text:span text:style-name="T1">Search</text:span></text:p>
          </draw:rect>
          <draw:g>
            <draw:rect draw:style-name="gr1" draw:text-style-name="P2" draw:layer="layout" svg:width="3cm" svg:height="0.5cm" svg:x="8.5cm" svg:y="6.5cm">
              <text:p text:style-name="P1"><text:span text:style-name="T1">----</text:span></text:p>
            </draw:rect>
            <draw:rect draw:style-name="gr1" draw:text-style-name="P2" draw:layer="layout" svg:width="0.5cm" svg:height="0.5cm" svg:x="11cm" svg:y="6.5cm">
              <text:p text:style-name="P1"><text:span text:style-name="T1">v</text:span></text:p>
            </draw:rect>
          </draw:g>
          <draw:rect draw:style-name="gr1" draw:text-style-name="P2" draw:layer="layout" svg:width="1cm" svg:height="0.5cm" svg:x="12cm" svg:y="6.5cm">
            <text:p text:style-name="P1"><text:span text:style-name="T1">Go</text:span></text:p>
          </draw:rect>
          <draw:rect draw:style-name="gr2" draw:text-style-name="P2" draw:layer="layout" svg:width="18cm" svg:height="1.5cm" svg:x="1.5cm" svg:y="6cm">
            <text:p/>
          </draw:rect>
        </draw:g>
        <draw:rect draw:style-name="gr2" draw:text-style-name="P1" draw:layer="layout" svg:width="4cm" svg:height="11.5cm" svg:x="1.5cm" svg:y="8cm">
          <text:p/>
        </draw:rect>
        <draw:rect draw:style-name="gr2" draw:text-style-name="P1" draw:layer="layout" svg:width="10cm" svg:height="13cm" svg:x="6cm" svg:y="8.5cm">
          <text:p/>
        </draw:rect>
        <draw:g>
          <draw:rect draw:style-name="gr1" draw:text-style-name="P1" draw:layer="layout" svg:width="3cm" svg:height="0.5cm" svg:x="2cm" svg:y="9cm">
            <text:p text:style-name="P1">----</text:p>
          </draw:rect>
          <draw:rect draw:style-name="gr1" draw:text-style-name="P1" draw:layer="layout" svg:width="0.5cm" svg:height="0.5cm" svg:x="4.5cm" svg:y="9cm">
            <text:p text:style-name="P1">v</text:p>
          </draw:rect>
        </draw:g>
        <draw:g>
          <draw:rect draw:style-name="gr1" draw:text-style-name="P1" draw:layer="layout" svg:width="3cm" svg:height="0.5cm" svg:x="2cm" svg:y="8.5cm">
            <text:p text:style-name="P1"><text:span text:style-name="T1">Brand</text:span></text:p>
          </draw:rect>
        </draw:g>
        <draw:g>
          <draw:rect draw:style-name="gr1" draw:text-style-name="P2" draw:layer="layout" svg:width="3cm" svg:height="0.5cm" svg:x="16.5cm" svg:y="8cm">
            <text:p text:style-name="P1"><text:span text:style-name="T1">Featured Products</text:span></text:p>
          </draw:rect>
          <draw:rect draw:style-name="gr1" draw:text-style-name="P3" draw:layer="layout" svg:width="3cm" svg:height="1.5cm" svg:x="16.5cm" svg:y="8.5cm">
            <text:p text:style-name="P3"><text:span text:style-name="T1">Product</text:span> 1</text:p>
          </draw:rect>
          <draw:rect draw:style-name="gr1" draw:text-style-name="P3" draw:layer="layout" svg:width="3cm" svg:height="1.5cm" svg:x="16.5cm" svg:y="10cm">
            <text:p text:style-name="P3"><text:span text:style-name="T1">Product</text:span> 2</text:p>
          </draw:rect>
          <draw:rect draw:style-name="gr1" draw:text-style-name="P3" draw:layer="layout" svg:width="3cm" svg:height="1.5cm" svg:x="16.5cm" svg:y="11.5cm">
            <text:p text:style-name="P3"><text:span text:style-name="T1">Product</text:span> 3</text:p>
          </draw:rect>
        </draw:g>
        <draw:g>
          <draw:rect draw:style-name="gr1" draw:text-style-name="P1" draw:layer="layout" svg:width="3cm" svg:height="0.5cm" svg:x="2cm" svg:y="10cm">
            <text:p text:style-name="P1"><text:span text:style-name="T1">Categories</text:span></text:p>
          </draw:rect>
        </draw:g>
        <draw:rect draw:style-name="gr2" draw:text-style-name="P3" draw:layer="layout" svg:width="3cm" svg:height="3cm" svg:x="2cm" svg:y="10.5cm">
          <text:p/>
        </draw:rect>
        <draw:rect draw:style-name="gr1" draw:text-style-name="P2" draw:layer="layout" svg:width="18cm" svg:height="1cm" svg:x="1.5cm" svg:y="27.2cm">
          <text:p text:style-name="P1"><text:span text:style-name="T1">Footer navigation | copyright 2011</text:span></text:p>
        </draw:rect>
        <draw:frame draw:style-name="gr3" draw:text-style-name="P4" draw:layer="layout" svg:width="7cm" svg:height="0.75cm" svg:x="5.8cm" svg:y="7.9cm">
          <draw:text-box>
            <text:p><text:span text:style-name="T1">Home &gt; Page title</text:span></text:p>
          </draw:text-box>
        </draw:frame>
        <draw:frame draw:style-name="gr4" draw:text-style-name="P5" draw:layer="layout" svg:width="7.5cm" svg:height="1.071cm" svg:x="6.3cm" svg:y="8.86cm">
          <draw:text-box>
            <text:p><text:span text:style-name="T3">Page title</text:span></text:p>
          </draw:text-box>
        </draw:frame>
        <draw:line draw:style-name="gr2" draw:text-style-name="P1" draw:layer="layout" svg:x1="6.5cm" svg:y1="9.5cm" svg:x2="15.5cm" svg:y2="9.5cm">
          <text:p/>
        </draw:line>
        <draw:rect draw:style-name="gr1" draw:text-style-name="P6" draw:layer="layout" svg:width="4.5cm" svg:height="3.5cm" svg:x="11cm" svg:y="10cm">
          <text:p text:style-name="P1"><text:span text:style-name="T3">Image</text:span></text:p>
        </draw:rect>
        <draw:frame draw:style-name="gr5" draw:layer="layout" svg:width="4.8cm" svg:height="3.749cm" svg:x="6.2cm" svg:y="9.8cm">
          <draw:text-box>
            <text:p>Lorem ipsum dolor sit amet, consectetur adipiscing elit. Fusce eros ligula, vestibulum non cursus vitae, faucibus eget lorem. Mauris aliquam orci sit amet neque eleifend porttitor ac nec sapien. Fusce eros ligula, vestibulum non cursus vitae, faucibus eget lorem. Mauris aliquam orci sit amet neque eleifend porttitor ac nec sapien</text:p>
          </draw:text-box>
        </draw:frame>
        <draw:frame draw:style-name="gr6" draw:layer="layout" svg:width="9.3cm" svg:height="7.9cm" svg:x="6.2cm" svg:y="13.5cm">
          <draw:text-box>
            <text:p>Lorem ipsum dolor sit amet, consectetur adipiscing elit. Fusce eros ligula, vestibulum non cursus vitae, faucibus eget lorem. Mauris aliquam orci sit amet neque eleifend porttitor ac nec sapien. Cras sit amet nibh augue, eu egestas nisi. Vivamus eu sapien varius mauris ultricies malesuada. Vestibulum convallis orci eros, eget rutrum metus. Quisque nisl eros, feugiat id tincidunt id, vulputate quis tortor. Integer vitae tortor purus, non blandit sem. Proin sem ligula, venenatis sed auctor et, venenatis ut nulla. Quisque eu quam diam. Morbi tempor diam vitae ante posuere lacinia. Nunc quis velit convallis lorem imperdiet aliquam.</text:p>
            <text:p/>
            <text:p>Nulla libero libero, mollis tincidunt luctus vitae, feugiat ac eros. Vestibulum imperdiet, nunc sit amet lobortis venenatis, quam ante gravida turpis, vel ornare est lorem iaculis felis. Donec et ante libero, non porttitor sem. Proin posuere enim sed orci mollis fringilla. Ut suscipit massa orci, vitae sagittis ipsum. Morbi id dolor urna. Maecenas vulputate lacus vel urna facilisis vehicula. Ut at tellus arcu. Mauris non ligula non tellus cursus tincidunt. Cras viverra lacus pretium eros porttitor tempor. Etiam sit amet ante diam, vel ornare elit. Integer hendrerit est vitae lacus rhoncus ultricies. In odio justo, iaculis vel semper vel, cursus ut tellus. Cras vel est enim, at consectetur purus. Aenean venenatis sem ut odio pharetra egestas. Mauris in nisi at sem luctus blandit. Maecenas tincidunt venenatis rhoncus. Sed vehicula suscipit justo a aliquet. </text:p>
          </draw:text-box>
        </draw:frame>
      </draw:page>
      <draw:page draw:name="page3" draw:style-name="dp1" draw:master-page-name="Default">
        <draw:rect draw:style-name="gr1" draw:text-style-name="P2" draw:layer="layout" svg:width="18cm" svg:height="2.5cm" svg:x="1.5cm" svg:y="1.5cm">
          <text:p text:style-name="P1"><text:span text:style-name="T1">HEADER</text:span></text:p>
          <text:p text:style-name="P1"><text:span text:style-name="T1">Will contain logo and calls to action for </text:span><text:span text:style-name="T2">Contact us</text:span><text:span text:style-name="T1"> and </text:span><text:span text:style-name="T2">company phone number</text:span></text:p>
        </draw:rect>
        <draw:rect draw:style-name="gr1" draw:text-style-name="P2" draw:layer="layout" svg:width="18cm" svg:height="1cm" svg:x="1.5cm" svg:y="4.5cm">
          <text:p text:style-name="P1"><text:span text:style-name="T1">MAIN SITE NAVIGATION</text:span></text:p>
        </draw:rect>
        <draw:g>
          <draw:rect draw:style-name="gr1" draw:text-style-name="P2" draw:layer="layout" svg:width="6cm" svg:height="0.5cm" svg:x="2cm" svg:y="6.5cm">
            <text:p text:style-name="P1"><text:span text:style-name="T1">Search</text:span></text:p>
          </draw:rect>
          <draw:g>
            <draw:rect draw:style-name="gr1" draw:text-style-name="P2" draw:layer="layout" svg:width="3cm" svg:height="0.5cm" svg:x="8.5cm" svg:y="6.5cm">
              <text:p text:style-name="P1"><text:span text:style-name="T1">----</text:span></text:p>
            </draw:rect>
            <draw:rect draw:style-name="gr1" draw:text-style-name="P2" draw:layer="layout" svg:width="0.5cm" svg:height="0.5cm" svg:x="11cm" svg:y="6.5cm">
              <text:p text:style-name="P1"><text:span text:style-name="T1">v</text:span></text:p>
            </draw:rect>
          </draw:g>
          <draw:rect draw:style-name="gr1" draw:text-style-name="P2" draw:layer="layout" svg:width="1cm" svg:height="0.5cm" svg:x="12cm" svg:y="6.5cm">
            <text:p text:style-name="P1"><text:span text:style-name="T1">Go</text:span></text:p>
          </draw:rect>
          <draw:rect draw:style-name="gr2" draw:text-style-name="P2" draw:layer="layout" svg:width="18cm" svg:height="1.5cm" svg:x="1.5cm" svg:y="6cm">
            <text:p/>
          </draw:rect>
        </draw:g>
        <draw:rect draw:style-name="gr2" draw:text-style-name="P1" draw:layer="layout" svg:width="4cm" svg:height="6cm" svg:x="1.5cm" svg:y="8cm">
          <text:p/>
        </draw:rect>
        <draw:g>
          <draw:rect draw:style-name="gr1" draw:text-style-name="P1" draw:layer="layout" svg:width="3cm" svg:height="0.5cm" svg:x="2cm" svg:y="9cm">
            <text:p text:style-name="P1">----</text:p>
          </draw:rect>
          <draw:rect draw:style-name="gr1" draw:text-style-name="P1" draw:layer="layout" svg:width="0.5cm" svg:height="0.5cm" svg:x="4.5cm" svg:y="9cm">
            <text:p text:style-name="P1">v</text:p>
          </draw:rect>
        </draw:g>
        <draw:g>
          <draw:rect draw:style-name="gr1" draw:text-style-name="P1" draw:layer="layout" svg:width="3cm" svg:height="0.5cm" svg:x="2cm" svg:y="8.5cm">
            <text:p text:style-name="P1"><text:span text:style-name="T1">Brand</text:span></text:p>
          </draw:rect>
        </draw:g>
        <draw:g>
          <draw:rect draw:style-name="gr1" draw:text-style-name="P2" draw:layer="layout" svg:width="3cm" svg:height="0.5cm" svg:x="16.5cm" svg:y="8cm">
            <text:p text:style-name="P1"><text:span text:style-name="T1">Featured Products</text:span></text:p>
          </draw:rect>
          <draw:rect draw:style-name="gr1" draw:text-style-name="P3" draw:layer="layout" svg:width="3cm" svg:height="1.5cm" svg:x="16.5cm" svg:y="8.5cm">
            <text:p text:style-name="P3"><text:span text:style-name="T1">Product</text:span> 1</text:p>
          </draw:rect>
          <draw:rect draw:style-name="gr1" draw:text-style-name="P3" draw:layer="layout" svg:width="3cm" svg:height="1.5cm" svg:x="16.5cm" svg:y="10cm">
            <text:p text:style-name="P3"><text:span text:style-name="T1">Product</text:span> 2</text:p>
          </draw:rect>
          <draw:rect draw:style-name="gr1" draw:text-style-name="P3" draw:layer="layout" svg:width="3cm" svg:height="1.5cm" svg:x="16.5cm" svg:y="11.5cm">
            <text:p text:style-name="P3"><text:span text:style-name="T1">Product</text:span> 3</text:p>
          </draw:rect>
        </draw:g>
        <draw:g>
          <draw:rect draw:style-name="gr1" draw:text-style-name="P1" draw:layer="layout" svg:width="3cm" svg:height="0.5cm" svg:x="2cm" svg:y="10cm">
            <text:p text:style-name="P1"><text:span text:style-name="T1">Categories</text:span></text:p>
          </draw:rect>
        </draw:g>
        <draw:rect draw:style-name="gr2" draw:text-style-name="P3" draw:layer="layout" svg:width="3cm" svg:height="3cm" svg:x="2cm" svg:y="10.5cm">
          <text:p/>
        </draw:rect>
        <draw:rect draw:style-name="gr1" draw:text-style-name="P2" draw:layer="layout" svg:width="18cm" svg:height="1cm" svg:x="1.5cm" svg:y="27.2cm">
          <text:p text:style-name="P1"><text:span text:style-name="T1">Footer navigation | copyright 2011</text:span></text:p>
        </draw:rect>
        <draw:frame draw:style-name="gr3" draw:text-style-name="P4" draw:layer="layout" svg:width="7cm" svg:height="0.75cm" svg:x="5.8cm" svg:y="7.9cm">
          <draw:text-box>
            <text:p><text:span text:style-name="T1">Home &gt; Gallery Category</text:span></text:p>
          </draw:text-box>
        </draw:frame>
        <draw:rect draw:style-name="gr1" draw:text-style-name="P6" draw:layer="layout" svg:width="3cm" svg:height="3.4cm" svg:x="6cm" svg:y="8.6cm">
          <text:p text:style-name="P1"><text:span text:style-name="T3">Gallery </text:span></text:p>
          <text:p text:style-name="P1"><text:span text:style-name="T3">Category </text:span></text:p>
          <text:p text:style-name="P1"><text:span text:style-name="T3">Thumbnail</text:span></text:p>
        </draw:rect>
        <draw:rect draw:style-name="gr1" draw:text-style-name="P6" draw:layer="layout" svg:width="3cm" svg:height="3.4cm" svg:x="9.5cm" svg:y="8.6cm">
          <text:p text:style-name="P1"><text:span text:style-name="T3">Gallery</text:span></text:p>
          <text:p text:style-name="P1"><text:span text:style-name="T3">Category</text:span></text:p>
          <text:p text:style-name="P1"><text:span text:style-name="T3">Thumbnail</text:span></text:p>
        </draw:rect>
        <draw:rect draw:style-name="gr1" draw:text-style-name="P6" draw:layer="layout" svg:width="3cm" svg:height="3.4cm" svg:x="13cm" svg:y="8.6cm">
          <text:p text:style-name="P1"><text:span text:style-name="T3">Gallery</text:span></text:p>
          <text:p text:style-name="P1"><text:span text:style-name="T3">Category</text:span></text:p>
          <text:p text:style-name="P1"><text:span text:style-name="T3">Thumbnail</text:span></text:p>
        </draw:rect>
        <draw:rect draw:style-name="gr1" draw:text-style-name="P1" draw:layer="layout" svg:width="3cm" svg:height="0.5cm" svg:x="6cm" svg:y="12cm">
          <text:p text:style-name="P1">Category</text:p>
        </draw:rect>
        <draw:rect draw:style-name="gr1" draw:text-style-name="P1" draw:layer="layout" svg:width="3cm" svg:height="0.5cm" svg:x="9.5cm" svg:y="12cm">
          <text:p text:style-name="P1">Category</text:p>
        </draw:rect>
        <draw:rect draw:style-name="gr1" draw:text-style-name="P1" draw:layer="layout" svg:width="3cm" svg:height="0.5cm" svg:x="13cm" svg:y="12cm">
          <text:p text:style-name="P1">Category</text:p>
        </draw:rect>
        <draw:rect draw:style-name="gr1" draw:text-style-name="P6" draw:layer="layout" svg:width="3cm" svg:height="3.4cm" svg:x="6cm" svg:y="13.5cm">
          <text:p text:style-name="P1"><text:span text:style-name="T3">Gallery </text:span></text:p>
          <text:p text:style-name="P1"><text:span text:style-name="T3">Category </text:span></text:p>
          <text:p text:style-name="P1"><text:span text:style-name="T3">Thumbnail</text:span></text:p>
        </draw:rect>
        <draw:rect draw:style-name="gr1" draw:text-style-name="P6" draw:layer="layout" svg:width="3cm" svg:height="3.4cm" svg:x="9.5cm" svg:y="13.5cm">
          <text:p text:style-name="P1"><text:span text:style-name="T3">Gallery</text:span></text:p>
          <text:p text:style-name="P1"><text:span text:style-name="T3">Category</text:span></text:p>
          <text:p text:style-name="P1"><text:span text:style-name="T3">Thumbnail</text:span></text:p>
        </draw:rect>
        <draw:rect draw:style-name="gr1" draw:text-style-name="P6" draw:layer="layout" svg:width="3cm" svg:height="3.4cm" svg:x="13cm" svg:y="13.5cm">
          <text:p text:style-name="P1"><text:span text:style-name="T3">Gallery</text:span></text:p>
          <text:p text:style-name="P1"><text:span text:style-name="T3">Category</text:span></text:p>
          <text:p text:style-name="P1"><text:span text:style-name="T3">Thumbnail</text:span></text:p>
        </draw:rect>
        <draw:rect draw:style-name="gr1" draw:text-style-name="P1" draw:layer="layout" svg:width="3cm" svg:height="0.5cm" svg:x="6cm" svg:y="16.9cm">
          <text:p text:style-name="P1">Category</text:p>
        </draw:rect>
        <draw:rect draw:style-name="gr1" draw:text-style-name="P1" draw:layer="layout" svg:width="3cm" svg:height="0.5cm" svg:x="9.5cm" svg:y="16.9cm">
          <text:p text:style-name="P1">Category</text:p>
        </draw:rect>
        <draw:rect draw:style-name="gr1" draw:text-style-name="P1" draw:layer="layout" svg:width="3cm" svg:height="0.5cm" svg:x="13cm" svg:y="16.9cm">
          <text:p text:style-name="P1">Category</text:p>
        </draw:rect>
        <draw:line draw:style-name="gr2" draw:text-style-name="P1" draw:layer="layout" svg:x1="16cm" svg:y1="13cm" svg:x2="6cm" svg:y2="13cm">
          <text:p/>
        </draw:line>
      </draw:page>
      <draw:page draw:name="page4" draw:style-name="dp1" draw:master-page-name="Default">
        <draw:rect draw:style-name="gr1" draw:text-style-name="P2" draw:layer="layout" svg:width="18cm" svg:height="2.5cm" svg:x="1.5cm" svg:y="1.5cm">
          <text:p text:style-name="P1"><text:span text:style-name="T1">HEADER</text:span></text:p>
          <text:p text:style-name="P1"><text:span text:style-name="T1">Will contain logo and calls to action for </text:span><text:span text:style-name="T2">Contact us</text:span><text:span text:style-name="T1"> and </text:span><text:span text:style-name="T2">company phone number</text:span></text:p>
        </draw:rect>
        <draw:rect draw:style-name="gr1" draw:text-style-name="P2" draw:layer="layout" svg:width="18cm" svg:height="1cm" svg:x="1.5cm" svg:y="4.5cm">
          <text:p text:style-name="P1"><text:span text:style-name="T1">MAIN SITE NAVIGATION</text:span></text:p>
        </draw:rect>
        <draw:g>
          <draw:rect draw:style-name="gr1" draw:text-style-name="P2" draw:layer="layout" svg:width="6cm" svg:height="0.5cm" svg:x="2cm" svg:y="6.5cm">
            <text:p text:style-name="P1"><text:span text:style-name="T1">Search</text:span></text:p>
          </draw:rect>
          <draw:g>
            <draw:rect draw:style-name="gr1" draw:text-style-name="P2" draw:layer="layout" svg:width="3cm" svg:height="0.5cm" svg:x="8.5cm" svg:y="6.5cm">
              <text:p text:style-name="P1"><text:span text:style-name="T1">----</text:span></text:p>
            </draw:rect>
            <draw:rect draw:style-name="gr1" draw:text-style-name="P2" draw:layer="layout" svg:width="0.5cm" svg:height="0.5cm" svg:x="11cm" svg:y="6.5cm">
              <text:p text:style-name="P1"><text:span text:style-name="T1">v</text:span></text:p>
            </draw:rect>
          </draw:g>
          <draw:rect draw:style-name="gr1" draw:text-style-name="P2" draw:layer="layout" svg:width="1cm" svg:height="0.5cm" svg:x="12cm" svg:y="6.5cm">
            <text:p text:style-name="P1"><text:span text:style-name="T1">Go</text:span></text:p>
          </draw:rect>
          <draw:rect draw:style-name="gr2" draw:text-style-name="P2" draw:layer="layout" svg:width="18cm" svg:height="1.5cm" svg:x="1.5cm" svg:y="6cm">
            <text:p/>
          </draw:rect>
        </draw:g>
        <draw:rect draw:style-name="gr2" draw:text-style-name="P1" draw:layer="layout" svg:width="4cm" svg:height="6cm" svg:x="1.5cm" svg:y="8cm">
          <text:p/>
        </draw:rect>
        <draw:rect draw:style-name="gr1" draw:text-style-name="P1" draw:layer="layout" svg:width="10cm" svg:height="6.5cm" svg:x="6cm" svg:y="8.5cm">
          <text:p text:style-name="P1">Gallery Image</text:p>
        </draw:rect>
        <draw:g>
          <draw:rect draw:style-name="gr1" draw:text-style-name="P1" draw:layer="layout" svg:width="3cm" svg:height="0.5cm" svg:x="2cm" svg:y="9cm">
            <text:p text:style-name="P1">----</text:p>
          </draw:rect>
          <draw:rect draw:style-name="gr1" draw:text-style-name="P1" draw:layer="layout" svg:width="0.5cm" svg:height="0.5cm" svg:x="4.5cm" svg:y="9cm">
            <text:p text:style-name="P1">v</text:p>
          </draw:rect>
        </draw:g>
        <draw:g>
          <draw:rect draw:style-name="gr1" draw:text-style-name="P1" draw:layer="layout" svg:width="3cm" svg:height="0.5cm" svg:x="2cm" svg:y="8.5cm">
            <text:p text:style-name="P1"><text:span text:style-name="T1">Brand</text:span></text:p>
          </draw:rect>
        </draw:g>
        <draw:g>
          <draw:rect draw:style-name="gr1" draw:text-style-name="P2" draw:layer="layout" svg:width="3cm" svg:height="0.5cm" svg:x="16.5cm" svg:y="8cm">
            <text:p text:style-name="P1"><text:span text:style-name="T1">Featured Products</text:span></text:p>
          </draw:rect>
          <draw:rect draw:style-name="gr1" draw:text-style-name="P3" draw:layer="layout" svg:width="3cm" svg:height="1.5cm" svg:x="16.5cm" svg:y="8.5cm">
            <text:p text:style-name="P3"><text:span text:style-name="T1">Product</text:span> 1</text:p>
          </draw:rect>
          <draw:rect draw:style-name="gr1" draw:text-style-name="P3" draw:layer="layout" svg:width="3cm" svg:height="1.5cm" svg:x="16.5cm" svg:y="10cm">
            <text:p text:style-name="P3"><text:span text:style-name="T1">Product</text:span> 2</text:p>
          </draw:rect>
          <draw:rect draw:style-name="gr1" draw:text-style-name="P3" draw:layer="layout" svg:width="3cm" svg:height="1.5cm" svg:x="16.5cm" svg:y="11.5cm">
            <text:p text:style-name="P3"><text:span text:style-name="T1">Product</text:span> 3</text:p>
          </draw:rect>
        </draw:g>
        <draw:g>
          <draw:rect draw:style-name="gr1" draw:text-style-name="P1" draw:layer="layout" svg:width="3cm" svg:height="0.5cm" svg:x="2cm" svg:y="10cm">
            <text:p text:style-name="P1"><text:span text:style-name="T1">Categories</text:span></text:p>
          </draw:rect>
        </draw:g>
        <draw:rect draw:style-name="gr2" draw:text-style-name="P3" draw:layer="layout" svg:width="3cm" svg:height="3cm" svg:x="2cm" svg:y="10.5cm">
          <text:p/>
        </draw:rect>
        <draw:rect draw:style-name="gr1" draw:text-style-name="P2" draw:layer="layout" svg:width="18cm" svg:height="1cm" svg:x="1.5cm" svg:y="27.2cm">
          <text:p text:style-name="P1"><text:span text:style-name="T1">Footer navigation | copyright 2011</text:span></text:p>
        </draw:rect>
        <draw:frame draw:style-name="gr3" draw:text-style-name="P4" draw:layer="layout" svg:width="7cm" svg:height="0.75cm" svg:x="5.8cm" svg:y="7.9cm">
          <draw:text-box>
            <text:p><text:span text:style-name="T1">Home &gt; Gallery Category &gt; Gallery</text:span></text:p>
          </draw:text-box>
        </draw:frame>
        <draw:rect draw:style-name="gr1" draw:text-style-name="P1" draw:layer="layout" svg:width="3cm" svg:height="1.5cm" svg:x="6cm" svg:y="16cm">
          <text:p text:style-name="P1">Thumbnail</text:p>
        </draw:rect>
        <draw:rect draw:style-name="gr1" draw:text-style-name="P1" draw:layer="layout" svg:width="3cm" svg:height="1.5cm" svg:x="9.5cm" svg:y="16cm">
          <text:p text:style-name="P1">Thumbnail</text:p>
        </draw:rect>
        <draw:rect draw:style-name="gr1" draw:text-style-name="P1" draw:layer="layout" svg:width="3cm" svg:height="1.5cm" svg:x="13cm" svg:y="16cm">
          <text:p text:style-name="P1">Thumbnail</text:p>
        </draw:rect>
        <draw:line draw:style-name="gr2" draw:text-style-name="P1" draw:layer="layout" svg:x1="6cm" svg:y1="15.5cm" svg:x2="16cm" svg:y2="15.5cm">
          <text:p/>
        </draw:line>
      </draw:page>
      <draw:page draw:name="page5" draw:style-name="dp1" draw:master-page-name="Default">
        <draw:rect draw:style-name="gr1" draw:text-style-name="P2" draw:layer="layout" svg:width="18cm" svg:height="2.5cm" svg:x="1.5cm" svg:y="1.5cm">
          <text:p text:style-name="P1"><text:span text:style-name="T1">HEADER</text:span></text:p>
          <text:p text:style-name="P1"><text:span text:style-name="T1">Will contain logo and calls to action for </text:span><text:span text:style-name="T2">Contact us</text:span><text:span text:style-name="T1"> and </text:span><text:span text:style-name="T2">company phone number</text:span></text:p>
        </draw:rect>
        <draw:rect draw:style-name="gr1" draw:text-style-name="P2" draw:layer="layout" svg:width="18cm" svg:height="1cm" svg:x="1.5cm" svg:y="4.5cm">
          <text:p text:style-name="P1"><text:span text:style-name="T1">MAIN SITE NAVIGATION</text:span></text:p>
        </draw:rect>
        <draw:g>
          <draw:rect draw:style-name="gr1" draw:text-style-name="P2" draw:layer="layout" svg:width="6cm" svg:height="0.5cm" svg:x="2cm" svg:y="6.5cm">
            <text:p text:style-name="P1"><text:span text:style-name="T1">Search</text:span></text:p>
          </draw:rect>
          <draw:g>
            <draw:rect draw:style-name="gr1" draw:text-style-name="P2" draw:layer="layout" svg:width="3cm" svg:height="0.5cm" svg:x="8.5cm" svg:y="6.5cm">
              <text:p text:style-name="P1"><text:span text:style-name="T1">----</text:span></text:p>
            </draw:rect>
            <draw:rect draw:style-name="gr1" draw:text-style-name="P2" draw:layer="layout" svg:width="0.5cm" svg:height="0.5cm" svg:x="11cm" svg:y="6.5cm">
              <text:p text:style-name="P1"><text:span text:style-name="T1">v</text:span></text:p>
            </draw:rect>
          </draw:g>
          <draw:rect draw:style-name="gr1" draw:text-style-name="P2" draw:layer="layout" svg:width="1cm" svg:height="0.5cm" svg:x="12cm" svg:y="6.5cm">
            <text:p text:style-name="P1"><text:span text:style-name="T1">Go</text:span></text:p>
          </draw:rect>
          <draw:rect draw:style-name="gr2" draw:text-style-name="P2" draw:layer="layout" svg:width="18cm" svg:height="1.5cm" svg:x="1.5cm" svg:y="6cm">
            <text:p/>
          </draw:rect>
        </draw:g>
        <draw:rect draw:style-name="gr2" draw:text-style-name="P1" draw:layer="layout" svg:width="4cm" svg:height="11.5cm" svg:x="1.5cm" svg:y="8cm">
          <text:p/>
        </draw:rect>
        <draw:rect draw:style-name="gr2" draw:text-style-name="P1" draw:layer="layout" svg:width="10cm" svg:height="12.5cm" svg:x="6cm" svg:y="8.5cm">
          <text:p/>
        </draw:rect>
        <draw:g>
          <draw:rect draw:style-name="gr1" draw:text-style-name="P1" draw:layer="layout" svg:width="3cm" svg:height="0.5cm" svg:x="2cm" svg:y="9cm">
            <text:p text:style-name="P1">----</text:p>
          </draw:rect>
          <draw:rect draw:style-name="gr1" draw:text-style-name="P1" draw:layer="layout" svg:width="0.5cm" svg:height="0.5cm" svg:x="4.5cm" svg:y="9cm">
            <text:p text:style-name="P1">v</text:p>
          </draw:rect>
        </draw:g>
        <draw:g>
          <draw:rect draw:style-name="gr1" draw:text-style-name="P1" draw:layer="layout" svg:width="3cm" svg:height="0.5cm" svg:x="2cm" svg:y="8.5cm">
            <text:p text:style-name="P1"><text:span text:style-name="T1">Brand</text:span></text:p>
          </draw:rect>
        </draw:g>
        <draw:g>
          <draw:rect draw:style-name="gr1" draw:text-style-name="P2" draw:layer="layout" svg:width="3cm" svg:height="0.5cm" svg:x="16.5cm" svg:y="8cm">
            <text:p text:style-name="P1"><text:span text:style-name="T1">Featured Products</text:span></text:p>
          </draw:rect>
          <draw:rect draw:style-name="gr1" draw:text-style-name="P3" draw:layer="layout" svg:width="3cm" svg:height="1.5cm" svg:x="16.5cm" svg:y="8.5cm">
            <text:p text:style-name="P3"><text:span text:style-name="T1">Product</text:span> 1</text:p>
          </draw:rect>
          <draw:rect draw:style-name="gr1" draw:text-style-name="P3" draw:layer="layout" svg:width="3cm" svg:height="1.5cm" svg:x="16.5cm" svg:y="10cm">
            <text:p text:style-name="P3"><text:span text:style-name="T1">Product</text:span> 2</text:p>
          </draw:rect>
          <draw:rect draw:style-name="gr1" draw:text-style-name="P3" draw:layer="layout" svg:width="3cm" svg:height="1.5cm" svg:x="16.5cm" svg:y="11.5cm">
            <text:p text:style-name="P3"><text:span text:style-name="T1">Product</text:span> 3</text:p>
          </draw:rect>
        </draw:g>
        <draw:g>
          <draw:rect draw:style-name="gr1" draw:text-style-name="P1" draw:layer="layout" svg:width="3cm" svg:height="0.5cm" svg:x="2cm" svg:y="10cm">
            <text:p text:style-name="P1"><text:span text:style-name="T1">Categories</text:span></text:p>
          </draw:rect>
        </draw:g>
        <draw:rect draw:style-name="gr2" draw:text-style-name="P3" draw:layer="layout" svg:width="3cm" svg:height="3cm" svg:x="2cm" svg:y="10.5cm">
          <text:p/>
        </draw:rect>
        <draw:rect draw:style-name="gr1" draw:text-style-name="P2" draw:layer="layout" svg:width="18cm" svg:height="1cm" svg:x="1.5cm" svg:y="27.2cm">
          <text:p text:style-name="P1"><text:span text:style-name="T1">Footer navigation | copyright 2011</text:span></text:p>
        </draw:rect>
        <draw:frame draw:style-name="gr3" draw:text-style-name="P4" draw:layer="layout" svg:width="7cm" svg:height="0.75cm" svg:x="5.8cm" svg:y="7.9cm">
          <draw:text-box>
            <text:p><text:span text:style-name="T1">Home &gt; Products </text:span></text:p>
          </draw:text-box>
        </draw:frame>
        <draw:g>
          <draw:rect draw:style-name="gr1" draw:text-style-name="P6" draw:layer="layout" svg:width="3.5cm" svg:height="2cm" svg:x="6.5cm" svg:y="9cm">
            <text:p text:style-name="P1"><text:span text:style-name="T3">Picture</text:span></text:p>
          </draw:rect>
          <draw:g>
            <draw:frame draw:style-name="gr7" draw:layer="layout" svg:width="5.5cm" svg:height="2.195cm" svg:x="10cm" svg:y="9cm">
              <draw:text-box>
                <text:p><text:span text:style-name="T4">Product Name</text:span></text:p>
                <text:p><text:span text:style-name="T4">Price</text:span>: £100</text:p>
                <text:p><text:span text:style-name="T4">Description</text:span><text:span text:style-name="T5">: Lorem ipsum dolor sit amet, consectetur adipiscing elit. Fusce eros ligula, vestibulum non cursus vitae, faucibus eget lorem. </text:span></text:p>
              </draw:text-box>
            </draw:frame>
          </draw:g>
          <draw:line draw:style-name="gr2" draw:text-style-name="P1" draw:layer="layout" svg:x1="6.5cm" svg:y1="11.5cm" svg:x2="15.5cm" svg:y2="11.5cm">
            <text:p/>
          </draw:line>
        </draw:g>
        <draw:g>
          <draw:rect draw:style-name="gr1" draw:text-style-name="P6" draw:layer="layout" svg:width="3.5cm" svg:height="2cm" svg:x="6.5cm" svg:y="12cm">
            <text:p text:style-name="P1"><text:span text:style-name="T3">Picture</text:span></text:p>
          </draw:rect>
          <draw:g>
            <draw:frame draw:style-name="gr7" draw:layer="layout" svg:width="5.5cm" svg:height="2.195cm" svg:x="10cm" svg:y="12cm">
              <draw:text-box>
                <text:p><text:span text:style-name="T4">Product Name</text:span></text:p>
                <text:p><text:span text:style-name="T4">Price</text:span>: £100</text:p>
                <text:p><text:span text:style-name="T4">Description</text:span><text:span text:style-name="T5">: Lorem ipsum dolor sit amet, consectetur adipiscing elit. Fusce eros ligula, vestibulum non cursus vitae, faucibus eget lorem. </text:span></text:p>
              </draw:text-box>
            </draw:frame>
          </draw:g>
          <draw:line draw:style-name="gr2" draw:text-style-name="P1" draw:layer="layout" svg:x1="6.5cm" svg:y1="14.5cm" svg:x2="15.5cm" svg:y2="14.5cm">
            <text:p/>
          </draw:line>
        </draw:g>
        <draw:g>
          <draw:rect draw:style-name="gr1" draw:text-style-name="P6" draw:layer="layout" svg:width="3.5cm" svg:height="2cm" svg:x="6.5cm" svg:y="15cm">
            <text:p text:style-name="P1"><text:span text:style-name="T3">Picture</text:span></text:p>
          </draw:rect>
          <draw:g>
            <draw:frame draw:style-name="gr7" draw:layer="layout" svg:width="5.5cm" svg:height="2.195cm" svg:x="10cm" svg:y="15cm">
              <draw:text-box>
                <text:p><text:span text:style-name="T4">Product Name</text:span></text:p>
                <text:p><text:span text:style-name="T4">Price</text:span>: £100</text:p>
                <text:p><text:span text:style-name="T4">Description</text:span><text:span text:style-name="T5">: Lorem ipsum dolor sit amet, consectetur adipiscing elit. Fusce eros ligula, vestibulum non cursus vitae, faucibus eget lorem. </text:span></text:p>
              </draw:text-box>
            </draw:frame>
          </draw:g>
          <draw:line draw:style-name="gr2" draw:text-style-name="P1" draw:layer="layout" svg:x1="6.5cm" svg:y1="17.5cm" svg:x2="15.5cm" svg:y2="17.5cm">
            <text:p/>
          </draw:line>
        </draw:g>
        <draw:g>
          <draw:rect draw:style-name="gr1" draw:text-style-name="P6" draw:layer="layout" svg:width="3.5cm" svg:height="2cm" svg:x="6.5cm" svg:y="18cm">
            <text:p text:style-name="P1"><text:span text:style-name="T3">Picture</text:span></text:p>
          </draw:rect>
          <draw:g>
            <draw:frame draw:style-name="gr7" draw:layer="layout" svg:width="5.5cm" svg:height="2.195cm" svg:x="10cm" svg:y="18cm">
              <draw:text-box>
                <text:p><text:span text:style-name="T4">Product Name</text:span></text:p>
                <text:p><text:span text:style-name="T4">Price</text:span>: £100</text:p>
                <text:p><text:span text:style-name="T4">Description</text:span><text:span text:style-name="T5">: Lorem ipsum dolor sit amet, consectetur adipiscing elit. Fusce eros ligula, vestibulum non cursus vitae, faucibus eget lorem. </text:span></text:p>
              </draw:text-box>
            </draw:frame>
          </draw:g>
          <draw:line draw:style-name="gr2" draw:text-style-name="P1" draw:layer="layout" svg:x1="6.5cm" svg:y1="20.5cm" svg:x2="15.5cm" svg:y2="20.5cm">
            <text:p/>
          </draw:line>
        </draw:g>
      </draw:page>
      <draw:page draw:name="page6" draw:style-name="dp1" draw:master-page-name="Default">
        <draw:rect draw:style-name="gr1" draw:text-style-name="P2" draw:layer="layout" svg:width="18cm" svg:height="2.5cm" svg:x="1.5cm" svg:y="1.5cm">
          <text:p text:style-name="P1"><text:span text:style-name="T1">HEADER</text:span></text:p>
          <text:p text:style-name="P1"><text:span text:style-name="T1">Will contain logo and calls to action for </text:span><text:span text:style-name="T2">Contact us</text:span><text:span text:style-name="T1"> and </text:span><text:span text:style-name="T2">company phone number</text:span></text:p>
        </draw:rect>
        <draw:rect draw:style-name="gr1" draw:text-style-name="P2" draw:layer="layout" svg:width="18cm" svg:height="1cm" svg:x="1.5cm" svg:y="4.5cm">
          <text:p text:style-name="P1"><text:span text:style-name="T1">MAIN SITE NAVIGATION</text:span></text:p>
        </draw:rect>
        <draw:g>
          <draw:rect draw:style-name="gr1" draw:text-style-name="P2" draw:layer="layout" svg:width="6cm" svg:height="0.5cm" svg:x="2cm" svg:y="6.5cm">
            <text:p text:style-name="P1"><text:span text:style-name="T1">Search</text:span></text:p>
          </draw:rect>
          <draw:g>
            <draw:rect draw:style-name="gr1" draw:text-style-name="P2" draw:layer="layout" svg:width="3cm" svg:height="0.5cm" svg:x="8.5cm" svg:y="6.5cm">
              <text:p text:style-name="P1"><text:span text:style-name="T1">----</text:span></text:p>
            </draw:rect>
            <draw:rect draw:style-name="gr1" draw:text-style-name="P2" draw:layer="layout" svg:width="0.5cm" svg:height="0.5cm" svg:x="11cm" svg:y="6.5cm">
              <text:p text:style-name="P1"><text:span text:style-name="T1">v</text:span></text:p>
            </draw:rect>
          </draw:g>
          <draw:rect draw:style-name="gr1" draw:text-style-name="P2" draw:layer="layout" svg:width="1cm" svg:height="0.5cm" svg:x="12cm" svg:y="6.5cm">
            <text:p text:style-name="P1"><text:span text:style-name="T1">Go</text:span></text:p>
          </draw:rect>
          <draw:rect draw:style-name="gr2" draw:text-style-name="P2" draw:layer="layout" svg:width="18cm" svg:height="1.5cm" svg:x="1.5cm" svg:y="6cm">
            <text:p/>
          </draw:rect>
        </draw:g>
        <draw:rect draw:style-name="gr2" draw:text-style-name="P1" draw:layer="layout" svg:width="4cm" svg:height="11.5cm" svg:x="1.5cm" svg:y="8cm">
          <text:p/>
        </draw:rect>
        <draw:rect draw:style-name="gr2" draw:text-style-name="P1" draw:layer="layout" svg:width="10cm" svg:height="16.5cm" svg:x="6cm" svg:y="8.5cm">
          <text:p/>
        </draw:rect>
        <draw:g>
          <draw:rect draw:style-name="gr1" draw:text-style-name="P1" draw:layer="layout" svg:width="3cm" svg:height="0.5cm" svg:x="2cm" svg:y="9cm">
            <text:p text:style-name="P1">----</text:p>
          </draw:rect>
          <draw:rect draw:style-name="gr1" draw:text-style-name="P1" draw:layer="layout" svg:width="0.5cm" svg:height="0.5cm" svg:x="4.5cm" svg:y="9cm">
            <text:p text:style-name="P1">v</text:p>
          </draw:rect>
        </draw:g>
        <draw:g>
          <draw:rect draw:style-name="gr1" draw:text-style-name="P1" draw:layer="layout" svg:width="3cm" svg:height="0.5cm" svg:x="2cm" svg:y="8.5cm">
            <text:p text:style-name="P1"><text:span text:style-name="T1">Brand</text:span></text:p>
          </draw:rect>
        </draw:g>
        <draw:g>
          <draw:rect draw:style-name="gr1" draw:text-style-name="P2" draw:layer="layout" svg:width="3cm" svg:height="0.5cm" svg:x="16.5cm" svg:y="8cm">
            <text:p text:style-name="P1"><text:span text:style-name="T1">Featured Products</text:span></text:p>
          </draw:rect>
          <draw:rect draw:style-name="gr1" draw:text-style-name="P3" draw:layer="layout" svg:width="3cm" svg:height="1.5cm" svg:x="16.5cm" svg:y="8.5cm">
            <text:p text:style-name="P3"><text:span text:style-name="T1">Product</text:span> 1</text:p>
          </draw:rect>
          <draw:rect draw:style-name="gr1" draw:text-style-name="P3" draw:layer="layout" svg:width="3cm" svg:height="1.5cm" svg:x="16.5cm" svg:y="10cm">
            <text:p text:style-name="P3"><text:span text:style-name="T1">Product</text:span> 2</text:p>
          </draw:rect>
          <draw:rect draw:style-name="gr1" draw:text-style-name="P3" draw:layer="layout" svg:width="3cm" svg:height="1.5cm" svg:x="16.5cm" svg:y="11.5cm">
            <text:p text:style-name="P3"><text:span text:style-name="T1">Product</text:span> 3</text:p>
          </draw:rect>
        </draw:g>
        <draw:g>
          <draw:rect draw:style-name="gr1" draw:text-style-name="P1" draw:layer="layout" svg:width="3cm" svg:height="0.5cm" svg:x="2cm" svg:y="10cm">
            <text:p text:style-name="P1"><text:span text:style-name="T1">Categories</text:span></text:p>
          </draw:rect>
        </draw:g>
        <draw:rect draw:style-name="gr2" draw:text-style-name="P3" draw:layer="layout" svg:width="3cm" svg:height="3cm" svg:x="2cm" svg:y="10.5cm">
          <text:p/>
        </draw:rect>
        <draw:rect draw:style-name="gr1" draw:text-style-name="P2" draw:layer="layout" svg:width="18cm" svg:height="1cm" svg:x="1.5cm" svg:y="27.2cm">
          <text:p text:style-name="P1"><text:span text:style-name="T1">Footer navigation | copyright 2011</text:span></text:p>
        </draw:rect>
        <draw:frame draw:style-name="gr3" draw:text-style-name="P4" draw:layer="layout" svg:width="7cm" svg:height="0.75cm" svg:x="5.8cm" svg:y="7.9cm">
          <draw:text-box>
            <text:p><text:span text:style-name="T1">Home &gt; Products &gt; Product</text:span></text:p>
          </draw:text-box>
        </draw:frame>
        <draw:frame draw:style-name="gr8" draw:layer="layout" svg:width="7.5cm" svg:height="0.569cm" svg:x="6.3cm" svg:y="8.86cm">
          <draw:text-box>
            <text:p>Product name</text:p>
          </draw:text-box>
        </draw:frame>
        <draw:line draw:style-name="gr2" draw:text-style-name="P1" draw:layer="layout" svg:x1="6.5cm" svg:y1="9.5cm" svg:x2="15.5cm" svg:y2="9.5cm">
          <text:p/>
        </draw:line>
        <draw:rect draw:style-name="gr1" draw:text-style-name="P1" draw:layer="layout" svg:width="3.5cm" svg:height="3.5cm" svg:x="6.5cm" svg:y="10cm">
          <text:p text:style-name="P1">Picture</text:p>
        </draw:rect>
        <draw:g>
          <draw:frame draw:style-name="gr7" draw:layer="layout" svg:width="5.5cm" svg:height="1.5cm" svg:x="10.2cm" svg:y="10cm">
            <draw:text-box>
              <text:p><text:span text:style-name="T4">Price</text:span>: £100</text:p>
              <text:p><text:span text:style-name="T4">Part number</text:span><text:span text:style-name="T5">:</text:span><text:span text:style-name="T4"> </text:span><text:span text:style-name="T5">555-5555</text:span></text:p>
              <text:p><text:span text:style-name="T4">Manufacturer</text:span><text:span text:style-name="T5">: Cummins</text:span><text:span text:style-name="T4"> </text:span></text:p>
            </draw:text-box>
          </draw:frame>
          <draw:frame draw:style-name="gr9" draw:text-style-name="P7" draw:layer="layout" svg:width="5.5cm" svg:height="8.077cm" svg:x="10.2cm" svg:y="11.423cm">
            <draw:text-box>
              <text:p><text:span text:style-name="T4">Description</text:span><text:span text:style-name="T5">:</text:span></text:p>
              <text:p text:style-name="P3"><text:span text:style-name="T5">Lorem ipsum dolor sit amet, consectetur adipiscing elit. Phasellus ultrices varius orci non pulvinar. Curabitur et neque non eros sagittis cursus. Quisque aliquet euismod luctus. Suspendisse potenti. Curabitur in vulputate sapien. Ut faucibus tincidunt massa, sed aliquet mauris convallis id. </text:span></text:p>
              <text:p text:style-name="P3"><text:span text:style-name="T5"/></text:p>
              <text:p text:style-name="P3"><text:span text:style-name="T5">Nullam felis orci, scelerisque quis porta sed, ullamcorper id nisl. Fusce imperdiet, sapien in condimentum egestas, turpis justo facilisis risus, at porttitor leo erat sit amet justo. Cras lobortis nibh quis est molestie vulputate. Nullam commodo ultrices nisi sit amet vulputate. Duis sed urna mauris, et mollis nibh. Maecenas in turpis id arcu iaculis consectetur.</text:span></text:p>
              <text:p><text:span text:style-name="T5"/></text:p>
            </draw:text-box>
          </draw:frame>
        </draw:g>
        <draw:rect draw:style-name="gr1" draw:text-style-name="P1" draw:layer="layout" svg:width="3.5cm" svg:height="0.5cm" svg:x="6.5cm" svg:y="13.5cm">
          <text:p text:style-name="P1">Image text</text:p>
        </draw:rect>
        <draw:rect draw:style-name="gr1" draw:text-style-name="P1" draw:layer="layout" svg:width="9cm" svg:height="4cm" svg:x="6.5cm" svg:y="20.5cm">
          <text:p text:style-name="P1">Related products</text:p>
        </draw:rect>
      </draw:page>
      <draw:page draw:name="page7" draw:style-name="dp1" draw:master-page-name="Default">
        <draw:rect draw:style-name="gr1" draw:text-style-name="P2" draw:layer="layout" svg:width="18cm" svg:height="2.5cm" svg:x="1.5cm" svg:y="1.5cm">
          <text:p text:style-name="P1"><text:span text:style-name="T1">HEADER</text:span></text:p>
          <text:p text:style-name="P1"><text:span text:style-name="T1">Will contain logo and calls to action for </text:span><text:span text:style-name="T2">Contact us</text:span><text:span text:style-name="T1"> and </text:span><text:span text:style-name="T2">company phone number</text:span></text:p>
        </draw:rect>
        <draw:rect draw:style-name="gr1" draw:text-style-name="P2" draw:layer="layout" svg:width="18cm" svg:height="1cm" svg:x="1.5cm" svg:y="4.5cm">
          <text:p text:style-name="P1"><text:span text:style-name="T1">MAIN SITE NAVIGATION</text:span></text:p>
        </draw:rect>
        <draw:g>
          <draw:rect draw:style-name="gr1" draw:text-style-name="P2" draw:layer="layout" svg:width="6cm" svg:height="0.5cm" svg:x="2cm" svg:y="6.5cm">
            <text:p text:style-name="P1"><text:span text:style-name="T1">Search</text:span></text:p>
          </draw:rect>
          <draw:g>
            <draw:rect draw:style-name="gr1" draw:text-style-name="P2" draw:layer="layout" svg:width="3cm" svg:height="0.5cm" svg:x="8.5cm" svg:y="6.5cm">
              <text:p text:style-name="P1"><text:span text:style-name="T1">----</text:span></text:p>
            </draw:rect>
            <draw:rect draw:style-name="gr1" draw:text-style-name="P2" draw:layer="layout" svg:width="0.5cm" svg:height="0.5cm" svg:x="11cm" svg:y="6.5cm">
              <text:p text:style-name="P1"><text:span text:style-name="T1">v</text:span></text:p>
            </draw:rect>
          </draw:g>
          <draw:rect draw:style-name="gr1" draw:text-style-name="P2" draw:layer="layout" svg:width="1cm" svg:height="0.5cm" svg:x="12cm" svg:y="6.5cm">
            <text:p text:style-name="P1"><text:span text:style-name="T1">Go</text:span></text:p>
          </draw:rect>
          <draw:rect draw:style-name="gr2" draw:text-style-name="P2" draw:layer="layout" svg:width="18cm" svg:height="1.5cm" svg:x="1.5cm" svg:y="6cm">
            <text:p/>
          </draw:rect>
        </draw:g>
        <draw:rect draw:style-name="gr2" draw:text-style-name="P1" draw:layer="layout" svg:width="4cm" svg:height="6cm" svg:x="1.5cm" svg:y="8cm">
          <text:p/>
        </draw:rect>
        <draw:rect draw:style-name="gr2" draw:text-style-name="P1" draw:layer="layout" svg:width="10cm" svg:height="12cm" svg:x="6cm" svg:y="8.5cm">
          <text:p/>
        </draw:rect>
        <draw:g>
          <draw:rect draw:style-name="gr1" draw:text-style-name="P1" draw:layer="layout" svg:width="3cm" svg:height="0.5cm" svg:x="2cm" svg:y="9cm">
            <text:p text:style-name="P1">----</text:p>
          </draw:rect>
          <draw:rect draw:style-name="gr1" draw:text-style-name="P1" draw:layer="layout" svg:width="0.5cm" svg:height="0.5cm" svg:x="4.5cm" svg:y="9cm">
            <text:p text:style-name="P1">v</text:p>
          </draw:rect>
        </draw:g>
        <draw:g>
          <draw:rect draw:style-name="gr1" draw:text-style-name="P1" draw:layer="layout" svg:width="3cm" svg:height="0.5cm" svg:x="2cm" svg:y="8.5cm">
            <text:p text:style-name="P1"><text:span text:style-name="T1">Brand</text:span></text:p>
          </draw:rect>
        </draw:g>
        <draw:g>
          <draw:rect draw:style-name="gr1" draw:text-style-name="P2" draw:layer="layout" svg:width="3cm" svg:height="0.5cm" svg:x="16.5cm" svg:y="8cm">
            <text:p text:style-name="P1"><text:span text:style-name="T1">Featured Products</text:span></text:p>
          </draw:rect>
          <draw:rect draw:style-name="gr1" draw:text-style-name="P3" draw:layer="layout" svg:width="3cm" svg:height="1.5cm" svg:x="16.5cm" svg:y="8.5cm">
            <text:p text:style-name="P3"><text:span text:style-name="T1">Product</text:span> 1</text:p>
          </draw:rect>
          <draw:rect draw:style-name="gr1" draw:text-style-name="P3" draw:layer="layout" svg:width="3cm" svg:height="1.5cm" svg:x="16.5cm" svg:y="10cm">
            <text:p text:style-name="P3"><text:span text:style-name="T1">Product</text:span> 2</text:p>
          </draw:rect>
          <draw:rect draw:style-name="gr1" draw:text-style-name="P3" draw:layer="layout" svg:width="3cm" svg:height="1.5cm" svg:x="16.5cm" svg:y="11.5cm">
            <text:p text:style-name="P3"><text:span text:style-name="T1">Product</text:span> 3</text:p>
          </draw:rect>
        </draw:g>
        <draw:g>
          <draw:rect draw:style-name="gr1" draw:text-style-name="P1" draw:layer="layout" svg:width="3cm" svg:height="0.5cm" svg:x="2cm" svg:y="10cm">
            <text:p text:style-name="P1"><text:span text:style-name="T1">Categories</text:span></text:p>
          </draw:rect>
        </draw:g>
        <draw:rect draw:style-name="gr2" draw:text-style-name="P3" draw:layer="layout" svg:width="3cm" svg:height="3cm" svg:x="2cm" svg:y="10.5cm">
          <text:p/>
        </draw:rect>
        <draw:rect draw:style-name="gr1" draw:text-style-name="P2" draw:layer="layout" svg:width="18cm" svg:height="1cm" svg:x="1.5cm" svg:y="27.2cm">
          <text:p text:style-name="P1"><text:span text:style-name="T1">Footer navigation | copyright 2011</text:span></text:p>
        </draw:rect>
        <draw:frame draw:style-name="gr3" draw:text-style-name="P4" draw:layer="layout" svg:width="7cm" svg:height="0.75cm" svg:x="5.8cm" svg:y="7.9cm">
          <draw:text-box>
            <text:p><text:span text:style-name="T1">Home &gt; Contact us</text:span></text:p>
          </draw:text-box>
        </draw:frame>
        <draw:frame draw:style-name="gr4" draw:text-style-name="P5" draw:layer="layout" svg:width="7.5cm" svg:height="1.071cm" svg:x="6.3cm" svg:y="8.86cm">
          <draw:text-box>
            <text:p><text:span text:style-name="T3">Contact us</text:span></text:p>
          </draw:text-box>
        </draw:frame>
        <draw:line draw:style-name="gr2" draw:text-style-name="P1" draw:layer="layout" svg:x1="6.5cm" svg:y1="9.5cm" svg:x2="15.5cm" svg:y2="9.5cm">
          <text:p/>
        </draw:line>
        <draw:rect draw:style-name="gr1" draw:text-style-name="P1" draw:layer="layout" svg:width="4.5cm" svg:height="2.5cm" svg:x="6.5cm" svg:y="10cm">
          <text:p text:style-name="P1">Address</text:p>
        </draw:rect>
        <draw:rect draw:style-name="gr1" draw:text-style-name="P1" draw:layer="layout" svg:width="4cm" svg:height="2.5cm" svg:x="11.5cm" svg:y="10cm">
          <text:p text:style-name="P1">Telephone</text:p>
        </draw:rect>
        <draw:g>
          <draw:rect draw:style-name="gr2" draw:text-style-name="P1" draw:layer="layout" svg:width="4.5cm" svg:height="0.5cm" svg:x="6.5cm" svg:y="13.5cm">
            <text:p/>
          </draw:rect>
          <draw:frame draw:style-name="gr3" draw:layer="layout" svg:width="2cm" svg:height="0.75cm" svg:x="6.3cm" svg:y="12.9cm">
            <draw:text-box>
              <text:p>Name:</text:p>
            </draw:text-box>
          </draw:frame>
        </draw:g>
        <draw:g>
          <draw:rect draw:style-name="gr2" draw:text-style-name="P1" draw:layer="layout" svg:width="4.5cm" svg:height="0.5cm" svg:x="6.5cm" svg:y="14.8cm">
            <text:p/>
          </draw:rect>
          <draw:frame draw:style-name="gr3" draw:layer="layout" svg:width="3.7cm" svg:height="0.75cm" svg:x="6.3cm" svg:y="14.2cm">
            <draw:text-box>
              <text:p>E-Mail Address:</text:p>
            </draw:text-box>
          </draw:frame>
          <draw:rect draw:style-name="gr2" draw:text-style-name="P1" draw:layer="layout" svg:width="9cm" svg:height="2.9cm" svg:x="6.5cm" svg:y="16.1cm">
            <text:p/>
          </draw:rect>
          <draw:frame draw:style-name="gr3" draw:layer="layout" svg:width="3.7cm" svg:height="0.75cm" svg:x="6.3cm" svg:y="15.5cm">
            <draw:text-box>
              <text:p>Message:</text:p>
            </draw:text-box>
          </draw:frame>
        </draw:g>
        <draw:rect draw:style-name="gr1" draw:text-style-name="P1" draw:layer="layout" svg:width="3.5cm" svg:height="0.5cm" svg:x="6.5cm" svg:y="19.5cm">
          <text:p text:style-name="P1">Submit</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ourtney Adesile</meta:initial-creator>
    <meta:creation-date>2011-04-04T13:13:27.88</meta:creation-date>
    <dc:date>2011-04-26T12:56:25.20</dc:date>
    <dc:creator>Courtney Adesile</dc:creator>
    <meta:editing-duration>PT54H23M05S</meta:editing-duration>
    <meta:editing-cycles>9</meta:editing-cycles>
    <meta:generator>OpenOffice.org/3.2$Win32 OpenOffice.org_project/320m12$Build-9483</meta:generator>
    <meta:document-statistic meta:object-count="245"/>
  </office:meta>
</office:document-meta>
</file>